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style:style>
    <style:style style:name="P2" style:family="paragraph" style:parent-style-name="Standard">
      <style:paragraph-properties fo:margin-top="0in" fo:margin-bottom="0in" style:contextual-spacing="false"/>
      <style:text-properties style:font-name="Georgia" fo:font-size="9pt" officeooo:rsid="001fb9aa" officeooo:paragraph-rsid="001fb9aa" style:font-size-asian="9pt" style:font-size-complex="9pt"/>
    </style:style>
    <style:style style:name="P3" style:family="paragraph" style:parent-style-name="Standard">
      <style:paragraph-properties fo:margin-top="0in" fo:margin-bottom="0in" style:contextual-spacing="false" fo:break-before="page"/>
      <style:text-properties style:font-name="Georgia" fo:font-size="11pt" officeooo:rsid="00223370" officeooo:paragraph-rsid="00223370" style:font-size-asian="11pt" style:font-size-complex="11pt"/>
    </style:style>
    <style:style style:name="P4" style:family="paragraph" style:parent-style-name="Standard" style:master-page-name="Standard">
      <style:paragraph-properties fo:margin-top="0in" fo:margin-bottom="0in" style:contextual-spacing="false" style:page-number="auto"/>
      <style:text-properties style:font-name="Georgia"/>
    </style:style>
    <style:style style:name="P5" style:family="paragraph" style:parent-style-name="Standard">
      <style:paragraph-properties fo:margin-top="0in" fo:margin-bottom="0in" style:contextual-spacing="false"/>
      <style:text-properties style:font-name="Georgia" fo:font-size="11pt" officeooo:rsid="00223370" officeooo:paragraph-rsid="00223370" style:font-size-asian="11pt" style:font-size-complex="11pt"/>
    </style:style>
    <style:style style:name="P6" style:family="paragraph" style:parent-style-name="Standard">
      <style:paragraph-properties fo:margin-top="0in" fo:margin-bottom="0in" style:contextual-spacing="false"/>
      <style:text-properties style:font-name="Georgia" fo:font-size="9pt" officeooo:rsid="0023c6d6" officeooo:paragraph-rsid="0023c6d6" style:font-size-asian="9pt" style:font-size-complex="9pt"/>
    </style:style>
    <style:style style:name="T1" style:family="text">
      <style:text-properties officeooo:rsid="001d5854"/>
    </style:style>
    <style:style style:name="T2" style:family="text">
      <style:text-properties officeooo:rsid="001e559c"/>
    </style:style>
    <style:style style:name="T3" style:family="text">
      <style:text-properties officeooo:rsid="001fb9aa"/>
    </style:style>
    <style:style style:name="T4" style:family="text">
      <style:text-properties officeooo:rsid="001ffa7d"/>
    </style:style>
    <style:style style:name="T5" style:family="text">
      <style:text-properties officeooo:rsid="00209b05"/>
    </style:style>
    <style:style style:name="T6" style:family="text">
      <style:text-properties officeooo:rsid="0022d88f"/>
    </style:style>
    <style:style style:name="T7" style:family="text">
      <style:text-properties officeooo:rsid="00259d64"/>
    </style:style>
    <style:style style:name="T8" style:family="text">
      <style:text-properties officeooo:rsid="00264b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5"/><text:span text:style-name="T1">This life manages to fuck with you. It doesn't have a purpose at times it seems and feels like. There are days where you don't want to lose grip of everything you've learned. Why lose grip on a reality you don't know exists? There isn't a point. There isn't a reason. You simply have to exist at some point in life.</text:span></text:p>
      <text:p text:style-name="P1"><text:s text:c="5"/><text:span text:style-name="T2">So life has you by the balls and you're just hanging on for there is nothing else you can do about it. Then someone comes into your life and shows you it's not all that bad and terrible as you once thought.</text:span></text:p>
      <text:p text:style-name="P1"><text:s text:c="5"/><text:span text:style-name="T3">It happened when I was in my mid to late twenties. I was down on my luck, there was nothing left to be had in life. It was gone. I was gone. There was nothing I could do about it. Talk about an annoying idea or thought. To be that bound by my own guilt and thoughts. Didn't make sense.</text:span></text:p>
      <text:p text:style-name="P1"><text:s text:c="5"/><text:span text:style-name="T3">I was standing on a pier. It was overlooking the ocean where different boats would come and go. [1]</text:span></text:p>
      <text:p text:style-name="P1"><text:s text:c="5"/><text:span text:style-name="T5">Some of the sea captains asked me my name, others didn't seem to care or I didn't matter to them... either way, it was a good experience. I thought about boarding one of the ships for an extended period of time, but how would I explain that to my family. No, the thought was too great to</text:span></text:p>
      <text:p text:style-name="P1">-</text:p>
      <text:p text:style-name="P2">1. If you've never been to a pier? I suggest you go. Talk about an amazing adventure. You never know what will happen when you're out and about doing whatever. <text:span text:style-name="T4">Some of the people might scare you, but that's normal. They don't mean harm, they're just wanderers out and about this life just like you. Who's to say it never manages to come about. There's so much in life you want to be able to explore and wonder about. Other things can wait, but the exploration must begin where you don't expect any of it to never start from. That's the key to this life, exploring and being able to explore where you never thought life would happen to begin with.</text:span></text:p>
      <text:p text:style-name="P3">experiment with, so I decided to stay away from such nonsense. I would have another time to go out on a ship. If I wanted my life to be what I wanted it to be, I could easily go at a later date and time. <text:span text:style-name="T6">It was all up to me. No one could change my destiny.</text:span></text:p>
      <text:p text:style-name="P5"><text:s text:c="5"/><text:span text:style-name="T6">Holding back might not have been the best option in this life...but it felt good. There's no doubt about that. Waiting, holding back, it was all the same to me. Have you ever taken a look around you? Noticed your surroundings? You should. [2]</text:span></text:p>
      <text:p text:style-name="P5"><text:s text:c="5"/><text:span text:style-name="T8">A year later, I set sail aboard a craft of my own creation. Deciding I would tour the globe in my own self sustained boat, I set out on my journey.</text:span></text:p>
      <text:p text:style-name="P5"/>
      <text:p text:style-name="P5">-</text:p>
      <text:p text:style-name="P6">2. Currently as I write this, there's an old woman sitting in a park alone. I imagine she's looking for a long lost love. Just waiting for him to arrive. She's there usually everyday of the week, except Sunday's. I think she goes to church that day...but well there's no way of telling now is there. No, I didn't think there would be. <text:span text:style-name="T7">I wonder what would happen if he shows up on a day she's not there...and they just keep missing each other.</text:span></text:p>
      <text:p text:style-name="P6"><text:s text:c="5"/><text:span text:style-name="T7">Life can be full of missed chances. You never know when you'll be presented with a chance that just didn't make it. Who's to know what will happen with that chance. If you missed it, you've missed it for good. It could come around again, but you best take your chance when you can while it's still fre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807in" style:layout-grid-ruby-height="0.0693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date>2015-07-01T13:04:34.195634782</dc:date>
    <meta:editing-cycles>12</meta:editing-cycles>
    <meta:editing-duration>PT1H26M21S</meta:editing-duration>
    <meta:generator>LibreOffice/4.2.8.2$Linux_X86_64 LibreOffice_project/420m0$Build-2</meta:generator>
    <meta:document-statistic meta:table-count="0" meta:image-count="0" meta:object-count="0" meta:page-count="2" meta:paragraph-count="13" meta:word-count="636" meta:character-count="3271" meta:non-whitespace-character-count="2608"/>
    <meta:template xlink:type="simple" xlink:actuate="onRequest" xlink:title="Normal.dotm" xlink:href=""/>
  </office:meta>
</office:document-meta>
</file>